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justify" draw:textarea-vertical-align="top" draw:auto-grow-height="false"/>
    </style:style>
    <style:style style:name="gr2" style:family="graphic" style:parent-style-name="standard">
      <style:graphic-properties svg:stroke-width="0.051cm" draw:marker-start-width="0.276cm" draw:marker-end-width="0.276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72cm" svg:height="7.62cm" svg:x="12.018cm" svg:y="16.24cm">
          <text:p text:style-name="P1"><text:span text:style-name="T1">cms-csc-dcs-0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72cm" svg:height="3.175cm" svg:x="12.018cm" svg:y="7.985cm">
          <text:p text:style-name="P1"><text:span text:style-name="T1">cms-csc-dcs-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72cm" svg:height="7.62cm" svg:x="1cm" svg:y="16.24cm">
          <text:p text:style-name="P1"><text:span text:style-name="T1">cms-csc-dcs-0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1cm" svg:height="3.175cm" svg:x="2.587cm" svg:y="11.795cm">
          <text:p text:style-name="P1"><text:span text:style-name="T1">cms-csc-dcs-0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72cm" svg:height="3.175cm" svg:x="1cm" svg:y="7.985cm">
          <text:p text:style-name="P1"><text:span text:style-name="T1">cms-csc-dcs-0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495cm" svg:height="6.032cm" svg:x="1.095cm" svg:y="1cm">
          <text:p text:style-name="P1"><text:span text:style-name="T1">cms-csc-dcs-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81cm" svg:height="1.27cm" svg:x="9.255cm" svg:y="2.27cm">
          <text:p text:style-name="P2"><text:span text:style-name="T2">CMS_CS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6.35cm" svg:height="1.27cm" svg:x="11.795cm" svg:y="4.81cm">
          <text:p text:style-name="P2"><text:span text:style-name="T2">ME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6.35cm" svg:height="1.27cm" svg:x="4.175cm" svg:y="4.81cm">
          <text:p text:style-name="P2"><text:span text:style-name="T2">ME+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6.35cm" svg:height="1.27cm" svg:x="2.27cm" svg:y="9.255cm">
          <text:p text:style-name="P2"><text:span text:style-name="T2">ME+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6.35cm" svg:height="1.27cm" svg:x="3.54cm" svg:y="13.065cm">
          <text:p text:style-name="P2"><text:span text:style-name="T2">ME+1/1 H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6.35cm" svg:height="1.27cm" svg:x="2.27cm" svg:y="17.51cm">
          <text:p text:style-name="P2"><text:span text:style-name="T2">ME+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6.35cm" svg:height="1.27cm" svg:x="2.27cm" svg:y="19.415cm">
          <text:p text:style-name="P2"><text:span text:style-name="T2">ME+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6.35cm" svg:height="1.27cm" svg:x="2.27cm" svg:y="21.32cm">
          <text:p text:style-name="P2"><text:span text:style-name="T2">ME+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16cm" svg:y1="3.54cm" svg:x2="7.35cm" svg:y2="4.81cm" draw:start-shape="id1" draw:start-glue-point="2" draw:end-shape="id2" draw:end-glue-point="0" svg:d="m11160 3540v635h-3810v635">
          <text:p/>
        </draw:connector>
        <draw:connector draw:style-name="gr3" draw:text-style-name="P3" draw:layer="layout" svg:x1="11.16cm" svg:y1="3.54cm" svg:x2="14.97cm" svg:y2="4.81cm" draw:start-shape="id1" draw:start-glue-point="2" draw:end-shape="id3" draw:end-glue-point="0" svg:d="m11160 3540v635h3810v635">
          <text:p/>
        </draw:connector>
        <draw:custom-shape draw:style-name="gr2" draw:text-style-name="P2" draw:id="id13" draw:layer="layout" svg:width="6.35cm" svg:height="1.27cm" svg:x="11.795cm" svg:y="13.065cm">
          <text:p text:style-name="P2"><text:span text:style-name="T2">ME-1/1 HV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001cm" svg:x1="7.35cm" svg:y1="6.08cm" svg:x2="2.27cm" svg:y2="9.89cm" draw:start-shape="id2" draw:start-glue-point="2" draw:end-shape="id4" draw:end-glue-point="3" svg:d="m7350 6080v1587h-5606v2223h526">
          <text:p/>
        </draw:connector>
        <draw:connector draw:style-name="gr3" draw:text-style-name="P3" draw:layer="layout" draw:line-skew="-0.318cm" svg:x1="5.445cm" svg:y1="10.525cm" svg:x2="6.715cm" svg:y2="13.065cm" draw:start-shape="id4" draw:start-glue-point="2" draw:end-shape="id5" draw:end-glue-point="0" svg:d="m5445 10525v952h1270v1588">
          <text:p/>
        </draw:connector>
        <draw:connector draw:style-name="gr3" draw:text-style-name="P3" draw:layer="layout" draw:line-skew="-4.128cm" svg:x1="7.35cm" svg:y1="6.08cm" svg:x2="2.27cm" svg:y2="18.145cm" draw:start-shape="id2" draw:start-glue-point="2" draw:end-shape="id6" draw:end-glue-point="3" svg:d="m7350 6080v1587h-5606v10478h526">
          <text:p/>
        </draw:connector>
        <draw:connector draw:style-name="gr3" draw:text-style-name="P3" draw:layer="layout" draw:line-skew="-5.081cm" svg:x1="7.35cm" svg:y1="6.08cm" svg:x2="2.27cm" svg:y2="20.05cm" draw:start-shape="id2" draw:start-glue-point="2" draw:end-shape="id7" draw:end-glue-point="3" svg:d="m7350 6080v1587h-5606v12383h526">
          <text:p/>
        </draw:connector>
        <draw:connector draw:style-name="gr3" draw:text-style-name="P3" draw:layer="layout" draw:line-skew="-6.033cm" svg:x1="7.35cm" svg:y1="6.08cm" svg:x2="2.27cm" svg:y2="21.955cm" draw:start-shape="id2" draw:start-glue-point="2" draw:end-shape="id8" draw:end-glue-point="3" svg:d="m7350 6080v1587h-5606v14288h526">
          <text:p/>
        </draw:connector>
        <draw:custom-shape draw:style-name="gr2" draw:text-style-name="P3" draw:id="id9" draw:layer="layout" svg:width="6.35cm" svg:height="1.27cm" svg:x="12.747cm" svg:y="9.255cm">
          <text:p text:style-name="P3">ME-1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6.35cm" svg:height="1.27cm" svg:x="13.065cm" svg:y="17.51cm">
          <text:p text:style-name="P2"><text:span text:style-name="T2">ME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1" draw:layer="layout" svg:width="6.35cm" svg:height="1.27cm" svg:x="13.065cm" svg:y="19.415cm">
          <text:p text:style-name="P2"><text:span text:style-name="T2">ME-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6.35cm" svg:height="1.27cm" svg:x="13.065cm" svg:y="21.32cm">
          <text:p text:style-name="P2"><text:span text:style-name="T2">ME-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cm 0.427cm" svg:x1="14.97cm" svg:y1="6.08cm" svg:x2="19.097cm" svg:y2="9.89cm" draw:start-shape="id3" draw:start-glue-point="2" draw:end-shape="id9" draw:end-glue-point="1" svg:d="m14970 6080v1588h5080v2222h-953">
          <text:p/>
        </draw:connector>
        <draw:connector draw:style-name="gr3" draw:text-style-name="P3" draw:layer="layout" draw:line-skew="-4.128cm 0.109cm" svg:x1="14.97cm" svg:y1="6.08cm" svg:x2="19.415cm" svg:y2="18.145cm" draw:start-shape="id3" draw:start-glue-point="2" draw:end-shape="id10" draw:end-glue-point="1" svg:d="m14970 6080v1587h5080v10478h-635">
          <text:p/>
        </draw:connector>
        <draw:connector draw:style-name="gr3" draw:text-style-name="P3" draw:layer="layout" draw:line-skew="-5.081cm 0.109cm" svg:x1="14.97cm" svg:y1="6.08cm" svg:x2="19.415cm" svg:y2="20.05cm" draw:start-shape="id3" draw:start-glue-point="2" draw:end-shape="id11" draw:end-glue-point="1" svg:d="m14970 6080v1587h5080v12383h-635">
          <text:p/>
        </draw:connector>
        <draw:connector draw:style-name="gr3" draw:text-style-name="P3" draw:layer="layout" draw:line-skew="-6.033cm 0.109cm" svg:x1="14.97cm" svg:y1="6.08cm" svg:x2="19.415cm" svg:y2="21.955cm" draw:start-shape="id3" draw:start-glue-point="2" draw:end-shape="id12" draw:end-glue-point="1" svg:d="m14970 6080v1587h5080v14288h-635">
          <text:p/>
        </draw:connector>
        <draw:connector draw:style-name="gr3" draw:text-style-name="P3" draw:layer="layout" draw:line-skew="-0.318cm" svg:x1="15.922cm" svg:y1="10.525cm" svg:x2="14.97cm" svg:y2="13.065cm" draw:start-shape="id9" draw:start-glue-point="2" draw:end-shape="id13" draw:end-glue-point="0" svg:d="m15922 10525v952h-952v1588">
          <text:p/>
        </draw:connector>
        <draw:custom-shape draw:style-name="gr1" draw:text-style-name="P1" draw:layer="layout" svg:width="19.59cm" svg:height="2.857cm" svg:x="1cm" svg:y="24.495cm">
          <text:p text:style-name="P1"><text:span text:style-name="T1">cms-csc-dcs-10</text:span></text:p>
          <text:p text:style-name="P1"><text:span text:style-name="T1"/></text:p>
          <text:p text:style-name="P1"><text:span text:style-name="T1">L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2.905cm" svg:y="25.67cm">
          <text:p text:style-name="P2"><text:span text:style-name="T2">All CRB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12.43cm" svg:y="25.67cm">
          <text:p text:style-name="P2"><text:span text:style-name="T2">All Maraton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7-20T14:50:30</meta:creation-date>
    <meta:editing-duration>PT02H36M03S</meta:editing-duration>
    <meta:editing-cycles>3</meta:editing-cycles>
    <meta:generator>OpenOffice.org/3.2$Linux OpenOffice.org_project/320m12$Build-9483</meta:generator>
    <meta:initial-creator>Evka </meta:initial-creator>
    <dc:date>2011-07-20T17:42:01</dc:date>
    <dc:creator>Evka </dc:creator>
    <meta:document-statistic meta:object-count="34"/>
  </office:meta>
</office:document-meta>
</file>